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templat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text-properties style:font-name="Arial" fo:font-size="7pt" fo:language="fr" fo:country="FR" officeooo:paragraph-rsid="0007808a"/>
    </style:style>
    <style:style style:name="P2" style:family="paragraph" style:parent-style-name="Text_20_body">
      <loext:graphic-properties draw:fill="solid" draw:fill-color="#215868" draw:opacity="100%"/>
      <style:paragraph-properties fo:background-color="#215868"/>
      <style:text-properties fo:color="#daeef3" fo:font-size="16pt" officeooo:rsid="00380618" officeooo:paragraph-rsid="0009c799" fo:background-color="#215868" style:font-size-asian="16pt" style:font-size-complex="16pt"/>
    </style:style>
    <style:style style:name="P3" style:family="paragraph" style:parent-style-name="Text_20_body">
      <loext:graphic-properties draw:fill="solid" draw:fill-color="#215868" draw:opacity="100%"/>
      <style:paragraph-properties fo:background-color="#215868"/>
      <style:text-properties fo:color="#daeef3" fo:font-size="22pt" fo:font-weight="bold" officeooo:rsid="00380618" officeooo:paragraph-rsid="00380618" fo:background-color="#215868" style:font-size-asian="22pt" style:font-weight-asian="bold" style:font-size-complex="22pt" style:font-weight-complex="bold"/>
    </style:style>
    <style:style style:name="P4" style:family="paragraph" style:parent-style-name="Text_20_body">
      <style:paragraph-properties fo:margin-top="0.423cm" fo:margin-bottom="0.247cm" loext:contextual-spacing="false"/>
      <style:text-properties fo:language="en" fo:country="US" fo:font-weight="bold" style:font-weight-asian="bold" style:font-weight-complex="bold"/>
    </style:style>
    <style:style style:name="P5" style:family="paragraph" style:parent-style-name="Text_20_body">
      <style:paragraph-properties fo:margin-top="0.423cm" fo:margin-bottom="0.247cm" loext:contextual-spacing="false"/>
      <style:text-properties fo:language="en" fo:country="US" fo:font-weight="bold" officeooo:paragraph-rsid="000cf35e" style:font-weight-asian="bold" style:font-weight-complex="bold"/>
    </style:style>
    <style:style style:name="P6" style:family="paragraph" style:parent-style-name="Text_20_body">
      <style:paragraph-properties fo:margin-top="0.423cm" fo:margin-bottom="0.247cm" loext:contextual-spacing="false"/>
      <style:text-properties fo:language="en" fo:country="US" fo:font-weight="normal" officeooo:rsid="00380618" officeooo:paragraph-rsid="00380618" style:font-weight-asian="normal" style:font-weight-complex="normal"/>
    </style:style>
    <style:style style:name="P7" style:family="paragraph" style:parent-style-name="Standard">
      <loext:graphic-properties draw:fill="solid" draw:fill-color="#215868" draw:opacity="100%"/>
      <style:paragraph-properties fo:background-color="#215868"/>
      <style:text-properties fo:color="#daeef3" style:font-name="Arial" fo:font-size="12pt" fo:language="en" fo:country="US" officeooo:rsid="00380618" officeooo:paragraph-rsid="00380618" fo:background-color="#215868" style:font-size-asian="12pt" style:font-size-complex="12pt"/>
    </style:style>
    <style:style style:name="P8" style:family="paragraph" style:parent-style-name="Standard">
      <loext:graphic-properties draw:fill="solid" draw:fill-color="#215868" draw:opacity="100%"/>
      <style:paragraph-properties fo:background-color="#215868"/>
      <style:text-properties fo:color="#daeef3" style:font-name="Arial" fo:font-size="8pt" fo:language="en" fo:country="US" officeooo:paragraph-rsid="00380618" fo:background-color="#215868"/>
    </style:style>
    <style:style style:name="P9" style:family="paragraph" style:parent-style-name="Text_20_body">
      <style:paragraph-properties fo:margin-top="0.423cm" fo:margin-bottom="0.247cm" loext:contextual-spacing="false"/>
      <style:text-properties fo:language="en" fo:country="US" officeooo:rsid="00380618" officeooo:paragraph-rsid="00380618"/>
    </style:style>
    <style:style style:name="P10" style:family="paragraph" style:parent-style-name="Standard">
      <style:text-properties fo:font-weight="normal" officeooo:rsid="00380618" officeooo:paragraph-rsid="00380618" style:font-weight-asian="normal" style:font-weight-complex="normal"/>
    </style:style>
    <style:style style:name="P11" style:family="paragraph">
      <style:paragraph-properties fo:text-align="start"/>
      <style:text-properties style:text-line-through-style="none" style:text-line-through-type="none" style:font-name="Liberation Sans" fo:font-size="7pt" fo:font-style="normal" style:text-underline-style="none" fo:font-weight="normal"/>
    </style:style>
    <style:style style:name="T1" style:family="text">
      <style:text-properties officeooo:rsid="003bb09e"/>
    </style:style>
    <style:style style:name="gr1" style:family="graphic">
      <style:graphic-properties fo:border="none"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form:form form:name="PlanMatrix"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wl"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Plugin"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1" draw:z-index="0" draw:name="Forma3" draw:style-name="gr1" draw:text-style-name="P11" svg:width="0.867cm" svg:height="0.482cm" svg:x="3.316cm" svg:y="27.46cm" draw:control="control1"/>
      <draw:control text:anchor-type="page" text:anchor-page-number="1" draw:z-index="1" draw:name="Forma5" draw:style-name="gr1" draw:text-style-name="P11" svg:width="1.733cm" svg:height="0.505cm" svg:x="5.341cm" svg:y="27.434cm" draw:control="control2"/>
      <text:p text:style-name="P2">01 - IT Governance<text:span text:style-name="T1"/></text:p>
      <text:p text:style-name="P7">02 - IT Strategy and Planning<text:span text:style-name="T1"/></text:p>
      <text:p text:style-name="P8"/>
      <text:p text:style-name="P3">02 - Risk management<text:span text:style-name="T1"/></text:p>
      <text:p text:style-name="P5">Objectives:</text:p>
      <text:p text:style-name="P9">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4">Criteria:</text:p>
      <text:p text:style-name="P6">The organization has risk management policy and plan and has assigned sufficient resources to identify and manage risks.</text:p>
      <text:p text:style-name="P4">Information required:</text:p>
      <text:p text:style-name="P6">Risk management plan List of risks (including IT)
and mitigation strategies

Minutes of periodic risk assessment or other meeting if available
</text:p>
      <text:p text:style-name="P4">Analytics:</text:p>
      <text:p text:style-name="P6">Review risk management plan or other document to ensure that risk management responsibilities are clearly and unambiguously assigned.
Review of documents to determine whether IT risks are part of the overall governance risk and compliance (GRC) framework
Review meeting minutes to ensure that new risks are added and analyzed as appropriate Interview personnel responsible for risk management to determine whether the risks to
be mitigated have appropriate cost estimates and resources are allocated.
Interview management or review minutes of meeting to determine that leadership is aware of both IT and other risks and monitors their status on a periodic basis.
</text:p>
      <text:p text:style-name="P4">Previously found:</text:p>
      <text:p text:style-name="P6">To be developed</text:p>
      <text:p text:style-name="P4">Auditor’s conclusion:</text:p>
      <text:p text:style-name="P10">To be develop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style:font-name="Arial" fo:font-size="7pt" fo:language="fr" fo:country="FR" officeooo:paragraph-rsid="0007808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21:04:51.388000000</meta:creation-date>
    <meta:editing-duration>PT14M17S</meta:editing-duration>
    <meta:editing-cycles>6</meta:editing-cycles>
    <meta:generator>LibreOffice/6.1.3.2$Windows_X86_64 LibreOffice_project/86daf60bf00efa86ad547e59e09d6bb77c699acb</meta:generator>
    <dc:date>2019-01-07T21:47:24.270000000</dc:date>
    <meta:document-statistic meta:table-count="0" meta:image-count="0" meta:object-count="0" meta:page-count="1" meta:paragraph-count="16" meta:word-count="19" meta:character-count="192" meta:non-whitespace-character-count="189"/>
  </office:meta>
</office:document-meta>
</file>